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Arial1" svg:font-family="Arial, sans-serif" style:font-family-generic="system"/>
    <style:font-face style:name="StarSymbol" svg:font-family="StarSymbol" style:font-family-generic="system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Helvetica" svg:font-family="Helvetica, Arial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Arial1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1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Arial" fo:font-size="11pt" fo:background-color="#ffff00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Arial" fo:font-size="11pt" fo:font-style="normal" style:text-underline-style="none" fo:font-weight="bold" style:font-size-asian="11pt" style:font-style-asian="normal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 style:writing-mode="lr-tb"/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00%" fo:orphans="0" fo:widows="0" style:text-autospace="none" style:writing-mode="lr-tb"/>
      <style:text-properties style:font-name="Arial" fo:font-size="11pt" officeooo:paragraph-rsid="0012d24d" style:font-size-asian="11pt" style:font-name-complex="Arial" style:font-size-complex="11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1pt" style:font-size-asian="11pt" style:font-size-complex="11pt"/>
    </style:style>
    <style:style style:name="P9" style:family="paragraph" style:parent-style-name="Subtitle">
      <style:paragraph-properties fo:margin-top="0cm" fo:margin-bottom="0cm" loext:contextual-spacing="false" fo:text-align="center" style:justify-single-word="false"/>
      <style:text-properties fo:font-variant="normal" fo:text-transform="none"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1"/>
    </style:style>
    <style:style style:name="P11" style:family="paragraph" style:parent-style-name="Standard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 style:parent-style-name="UrbanBody">
      <style:text-properties style:font-name="Arial" fo:font-size="11pt" style:font-size-asian="11pt" style:font-size-complex="11pt"/>
    </style:style>
    <style:style style:name="P16" style:family="paragraph" style:parent-style-name="UrbanBody">
      <style:paragraph-properties fo:text-align="end" style:justify-single-word="false"/>
      <style:text-properties style:font-name="Arial" fo:font-size="11pt" style:font-size-asian="11pt" style:font-size-complex="11pt"/>
    </style:style>
    <style:style style:name="P17" style:family="paragraph" style:parent-style-name="UrbanBody">
      <style:text-properties fo:font-variant="normal" fo:text-transform="none"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P18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Frame_20_contents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Frame_20_contents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21" style:family="paragraph" style:parent-style-name="Frame_20_contents">
      <style:text-properties style:font-name="Arial"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353cm" fo:text-align="justify" style:justify-single-word="false" fo:orphans="0" fo:widows="0" fo:text-indent="0cm" style:auto-text-indent="false" style:text-autospace="none" style:writing-mode="lr-tb"/>
      <style:text-properties style:font-name="Arial" fo:font-size="11pt" style:font-size-asian="11pt" style:font-name-complex="Arial" style:font-size-complex="11pt"/>
    </style:style>
    <style:style style:name="P23" style:family="paragraph" style:parent-style-name="Text_20_body">
      <style:paragraph-properties fo:margin-top="0cm" fo:margin-bottom="0.499cm" loext:contextual-spacing="false"/>
    </style:style>
    <style:style style:name="P24" style:family="paragraph" style:parent-style-name="Text_20_body">
      <style:paragraph-properties fo:margin-top="0cm" fo:margin-bottom="0.499cm" loext:contextual-spacing="false"/>
      <style:text-properties style:font-name="Arial" fo:font-size="11pt" style:font-size-asian="11pt" style:font-size-complex="11pt"/>
    </style:style>
    <style:style style:name="P25" style:family="paragraph" style:parent-style-name="Text_20_body">
      <style:paragraph-properties fo:margin-top="0.176cm" fo:margin-bottom="0.176cm" loext:contextual-spacing="false" fo:text-align="center" style:justify-single-word="false" fo:orphans="2" fo:widows="2" fo:hyphenation-ladder-count="no-limit" style:text-autospace="ideograph-alpha"/>
      <style:text-properties style:font-name="Arial" fo:font-size="11pt" fo:font-weight="bold" style:font-size-asian="11pt" style:font-weight-asian="bold" style:font-name-complex="Arial" style:font-size-complex="11pt" style:font-weight-complex="bold" fo:hyphenate="true" fo:hyphenation-remain-char-count="2" fo:hyphenation-push-char-count="2"/>
    </style:style>
    <style:style style:name="P26" style:family="paragraph" style:parent-style-name="Text_20_body">
      <style:paragraph-properties fo:margin-top="0.176cm" fo:margin-bottom="0.176cm" loext:contextual-spacing="false" fo:text-align="start" style:justify-single-word="false" fo:orphans="2" fo:widows="2" fo:hyphenation-ladder-count="no-limit" style:text-autospace="ideograph-alpha"/>
      <style:text-properties style:font-name="Arial" fo:font-size="11pt" fo:font-weight="bold" style:font-size-asian="11pt" style:font-weight-asian="bold" style:font-name-complex="Arial" style:font-size-complex="11pt" style:font-weight-complex="bold" fo:hyphenate="true" fo:hyphenation-remain-char-count="2" fo:hyphenation-push-char-count="2"/>
    </style:style>
    <style:style style:name="P27" style:family="paragraph" style:parent-style-name="Text_20_body">
      <style:paragraph-properties fo:margin-top="0.176cm" fo:margin-bottom="0.176cm" loext:contextual-spacing="false" fo:text-align="center" style:justify-single-word="false" fo:orphans="2" fo:widows="2" fo:hyphenation-ladder-count="no-limit" style:text-autospace="ideograph-alpha"/>
      <style:text-properties style:font-name="Arial" fo:font-size="11pt" style:font-size-asian="11pt" style:font-name-complex="Arial" style:font-size-complex="11pt" fo:hyphenate="true" fo:hyphenation-remain-char-count="2" fo:hyphenation-push-char-count="2"/>
    </style:style>
    <style:style style:name="P28" style:family="paragraph" style:parent-style-name="Text_20_body">
      <style:paragraph-properties fo:margin-top="0.176cm" fo:margin-bottom="0.176cm" loext:contextual-spacing="false" fo:text-align="start" style:justify-single-word="false" fo:orphans="2" fo:widows="2" fo:hyphenation-ladder-count="no-limit" style:text-autospace="ideograph-alpha"/>
      <style:text-properties style:font-name="Arial" fo:font-size="11pt" style:font-size-asian="11pt" style:font-size-complex="11pt" fo:hyphenate="true" fo:hyphenation-remain-char-count="2" fo:hyphenation-push-char-count="2"/>
    </style:style>
    <style:style style:name="P29" style:family="paragraph" style:parent-style-name="Text_20_body">
      <style:paragraph-properties fo:margin-top="0.176cm" fo:margin-bottom="0.176cm" loext:contextual-spacing="false" fo:text-align="center" style:justify-single-word="false" fo:orphans="2" fo:widows="2" fo:hyphenation-ladder-count="no-limit" style:text-autospace="ideograph-alpha"/>
      <style:text-properties style:font-name="Arial" fo:font-size="13pt" style:text-underline-style="solid" style:text-underline-width="auto" style:text-underline-color="font-color" fo:font-weight="bold" style:font-size-asian="13pt" style:font-weight-asian="bold" style:font-name-complex="Arial" style:font-size-complex="13pt" style:font-weight-complex="bold" fo:hyphenate="true" fo:hyphenation-remain-char-count="2" fo:hyphenation-push-char-count="2"/>
    </style:style>
    <style:style style:name="P30" style:family="paragraph" style:parent-style-name="Text_20_body">
      <style:paragraph-properties fo:margin-top="0cm" fo:margin-bottom="0cm" loext:contextual-spacing="false" fo:line-height="100%" fo:orphans="0" fo:widows="0" style:text-autospace="none" style:writing-mode="lr-tb"/>
      <style:text-properties officeooo:paragraph-rsid="001d30fd"/>
    </style:style>
    <style:style style:name="P31" style:family="paragraph" style:parent-style-name="UrbanBody" style:master-page-name="MP0">
      <style:paragraph-properties fo:text-align="end" style:justify-single-word="false" style:page-number="auto" fo:break-before="page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fr" style:country-asian="BE" style:language-complex="ar" style:country-complex="SA"/>
    </style:style>
    <style:style style:name="T2" style:family="text">
      <style:text-properties style:text-underline-style="none" fo:font-weight="normal" style:font-weight-asian="normal" style:font-name-complex="Times New Roman2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font-name="Arial" fo:font-size="11pt" fo:language="fr" fo:country="FR" fo:font-weight="normal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362119" style:font-size-asian="11pt" style:font-name-complex="Arial" style:font-size-complex="11pt"/>
    </style:style>
    <style:style style:name="T11" style:family="text">
      <style:text-properties style:font-name="Arial" fo:font-size="11pt" style:text-underline-style="none" fo:font-weight="normal" style:font-size-asian="11pt" style:font-weight-asian="normal" style:font-name-complex="Times New Roman2" style:font-size-complex="11pt" style:font-weight-complex="normal"/>
    </style:style>
    <style:style style:name="T1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style:font-name="Arial" fo:background-color="#cccccc" loext:char-shading-value="0"/>
    </style:style>
    <style:style style:name="T14" style:family="text">
      <style:text-properties style:font-name="Arial" fo:background-color="transparent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style:font-name="Arial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ize="10pt" style:text-underline-style="none" fo:font-weight="bold" style:font-size-asian="10pt" style:font-weight-asian="bold" style:font-name-complex="Times New Roman2" style:font-size-complex="10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complex="bold"/>
    </style:style>
    <style:style style:name="T22" style:family="text">
      <style:text-properties officeooo:rsid="000fdbd8" style:font-weight-complex="bold"/>
    </style:style>
    <style:style style:name="T23" style:family="text">
      <style:text-properties officeooo:rsid="0014a4ae" style:font-weight-complex="bold"/>
    </style:style>
    <style:style style:name="T24" style:family="text">
      <style:text-properties officeooo:rsid="00104cf8"/>
    </style:style>
    <style:style style:name="T25" style:family="text">
      <style:text-properties officeooo:rsid="00119f65"/>
    </style:style>
    <style:style style:name="T26" style:family="text">
      <style:text-properties officeooo:rsid="0012d24d"/>
    </style:style>
    <style:style style:name="T27" style:family="text">
      <style:text-properties officeooo:rsid="00362119"/>
    </style:style>
    <style:style style:name="T28" style:family="text">
      <style:text-properties officeooo:rsid="00168d50"/>
    </style:style>
    <style:style style:name="T29" style:family="text">
      <style:text-properties fo:color="#800000" officeooo:rsid="001a7477" fo:background-color="#ffff00" loext:char-shading-value="0"/>
    </style:style>
    <style:style style:name="T30" style:family="text">
      <style:text-properties officeooo:rsid="001e0fd0"/>
    </style:style>
    <style:style style:name="T31" style:family="text">
      <style:text-properties officeooo:rsid="001f4cdc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Cadre2" text:anchor-type="paragraph" svg:x="2cm" svg:y="2cm" svg:width="6.451cm" style:rel-width="scale" svg:height="3.826cm" style:rel-height="scale" draw:z-index="0"><draw:text-box><text:p text:style-name="Standard"><text:span text:style-name="Police_20_par_20_défaut"><text:span text:style-name="T1"/></text:span></text:p><text:p text:style-name="P1"><text:s/></text:p><text:p text:style-name="P10"><text:s text:c="2"/></text:p><text:p text:style-name="P2"/></draw:text-box></draw:frame><draw:frame draw:style-name="fr2" draw:name="Cadre21" text:anchor-type="paragraph" svg:x="0cm" svg:y="0cm" svg:width="4.293cm" draw:z-index="1"><draw:text-box fo:min-height="4.556cm"><text:p text:style-name="P18"><office:annotation><dc:creator>Gauthier Bastien</dc:creator><dc:date>2011-01-13T14:56:41</dc:date><text:p text:style-name="P32"><text:span text:style-name="T32">do text</text:span></text:p><text:p text:style-name="P32"><text:span text:style-name="T32">from document(at=header, format='odt')</text:span></text:p></office:annotation><text:span text:style-name="T6">Import depuis header.odt</text:span></text:p></draw:text-box></draw:frame><text:span text:style-name="Police_20_par_20_défaut"><text:span text:style-name="T9"/></text:span></text:p>
      <text:p text:style-name="P15"/>
      <text:p text:style-name="P15"/>
      <text:p text:style-name="P15"><draw:frame draw:style-name="fr3" draw:name="Cadre1" text:anchor-type="paragraph" svg:x="9.128cm" svg:y="0.282cm" svg:width="8.998cm" svg:height="3.256cm" draw:z-index="2"><draw:text-box><text:p text:style-name="P20"/><text:p text:style-name="P19"><office:annotation><dc:creator>Gauthier Bastien</dc:creator><dc:date>2011-02-16T14:49:10</dc:date><text:p text:style-name="P32"><text:span text:style-name="T32">do text if not len(self.getApplicants()) &gt; 1</text:span></text:p><text:p text:style-name="P32"><text:span text:style-name="T32">from xhtml(applicantobj.getSignaletic(withaddress=True,linebyline=True))</text:span></text:p></office:annotation></text:p><text:p text:style-name="P21"><text:span text:style-name="T4"><office:annotation><dc:creator>Gauthier Bastien</dc:creator><dc:date>2011-02-17T09:18:17</dc:date><text:p text:style-name="P32"><text:span text:style-name="T32">do text if </text:span><text:span text:style-name="T35">len(self.getApplicants()) &gt; 1</text:span></text:p></office:annotation></text:span><text:span text:style-name="T4">&lt;%Titre%&gt; &lt;%Nom%&gt; &lt;%Prenom%&gt;</text:span><text:span text:style-name="T3"><text:line-break/>&lt;%AdresseLigne1%&gt;<text:line-break/>&lt;%AdresseLigne2%&gt;</text:span></text:p><text:p text:style-name="P11"/><text:p text:style-name="P12"/><text:p text:style-name="P13"/><text:p text:style-name="Standard"/><text:p text:style-name="Standard"/><text:p text:style-name="Standard"/><text:p text:style-name="P14"><office:annotation><dc:creator>Gauthier Bastien</dc:creator><dc:date>2011-02-17T09:18:17</dc:date><text:p text:style-name="P32"><text:span text:style-name="T33">do text if </text:span><text:span text:style-name="T34">len(self.getApplicants()) &gt; 1</text:span></text:p></office:annotation><text:text-input text:description="Plusieurs demandeurs">self.getMultipleApplicants()</text:text-input></text:p></draw:text-box></draw:frame></text:p>
      <text:p text:style-name="P15"/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9"><text:span text:style-name="T21">Procès-verbal : </text:span><text:span text:style-name="T23">i</text:span><text:span text:style-name="T21">ndication </text:span><text:span text:style-name="T22">d'implantation</text:span></text:p>
      <text:p text:style-name="P5"/>
      <text:p text:style-name="P15"><office:annotation><dc:creator>Gauthier Bastien</dc:creator><dc:date>2011-01-13T14:56:41</dc:date><text:p text:style-name="P32"><text:span text:style-name="T32">do text</text:span></text:p><text:p text:style-name="P32"><text:span text:style-name="T32">from document(at=reference, format='odt')</text:span></text:p></office:annotation>Import depuis reference.odt</text:p>
      <text:p text:style-name="P15"/>
      <text:p text:style-name="P17"/>
      <text:p text:style-name="P7">Je soussigné <text:span text:style-name="T27"><text:text-input text:description="">self.getFoldermanagers()[0].getName1()</text:text-input></text:span><text:span text:style-name="T27"> </text:span><text:span text:style-name="T27"><text:text-input text:description="">self.getFoldermanagers()[0].getName2()</text:text-input></text:span>, <text:span text:style-name="T30">délégué pour</text:span> l’Urbanisme <text:span text:style-name="T31">à la c</text:span>ommune <text:span text:style-name="T24">de </text:span><text:span text:style-name="T24"><text:text-input text:description="">tool.getCityName()</text:text-input></text:span>,</text:p>
      <text:p text:style-name="P3"/>
      <text:p text:style-name="P8">Vu la demande de <text:span text:style-name="T20"><text:text-input text:description="Demandeurs">self.getApplicantsSignaletic()</text:text-input></text:span></text:p>
      <text:p text:style-name="P3">Vu l'article D. IV.72 du Code du Développement Territorial ;</text:p>
      <text:p text:style-name="P3">Vu le plan de <text:span text:style-name="T29">GEOMETRE COMMUNAL</text:span>, géomètre-expert, reçu le <text:span text:style-name="T14"><text:text-input text:description="">event_view.display_date('receiptDate')</text:text-input></text:span><text:span text:style-name="T13"> </text:span>par la Commune <text:span text:style-name="T28">de </text:span><text:span text:style-name="T28"><text:text-input text:description="">tool.getCityName()</text:text-input></text:span>, reprenant un bâtiment à construire, <text:text-input text:description="Situation des travaux">self.getWorkLocationSignaletic()</text:text-input> ;</text:p>
      <text:p text:style-name="P3">Vu que les chaises ont été placées, reprenant les angles de la construction et des références de niveau ;</text:p>
      <text:p text:style-name="P3">Vu que ces informations sont conformes au permis octroyé le <text:span text:style-name="T8"><text:text-input text:description="Evénement-Date de la décision">self.toLocalizedTime(urbanEventObj.decisionDate,long_format=False)</text:text-input></text:span><text:span text:style-name="T8"> </text:span>;</text:p>
      <text:p text:style-name="P3"> </text:p>
      <text:p text:style-name="P3">Atteste que:</text:p>
      <text:p text:style-name="P3"> </text:p>
      <text:p text:style-name="P3">L’implantation ainsi matérialisée peut être considérée comme conforme au permis <text:span text:style-name="T2"><text:text-input text:description="">self.getReference()</text:text-input></text:span><text:span text:style-name="T19"> </text:span>octroyé le <text:span text:style-name="T8"><text:text-input text:description="Evénement-Date de la décision">self.toLocalizedTime(urbanEventObj.decisionDate,long_format=False)</text:text-input></text:span>.</text:p>
      <text:p text:style-name="P3">Est joint à ce procès-verbal le plan précité dressé par le géomètre <text:span text:style-name="T29">GEOMETRE COMMUNAL</text:span> <text:span text:style-name="T18">et fourni le</text:span><text:span text:style-name="T14"> </text:span><text:span text:style-name="T14"><text:text-input text:description="">event_view.display_date('receiptDate')</text:text-input></text:span><text:span text:style-name="T18">.</text:span></text:p>
      <text:p text:style-name="P4"/>
      <text:p text:style-name="P3">Fait à <text:span text:style-name="Police_20_par_20_défaut"><text:span text:style-name="T8"><text:text-input text:description="Date">urbanEventObj.getFormattedDate(withCityNamePrefix=True)</text:text-input></text:span></text:span>.</text:p>
      <text:p text:style-name="P3">L<text:span text:style-name="T26">e</text:span> délégué de la Commune :</text:p>
      <text:p text:style-name="P15"/>
      <text:p text:style-name="P15"/>
      <text:p text:style-name="P15"/>
      <text:p text:style-name="P30"><text:span text:style-name="T10"><text:text-input text:description="">self.getFoldermanagers()[0].getName2()</text:text-input></text:span><text:span text:style-name="T10"> </text:span><text:span text:style-name="T10"><text:text-input text:description="">self.getFoldermanagers()[0].getName1()</text:text-input>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Arial1" svg:font-family="Arial, sans-serif" style:font-family-generic="system"/>
    <style:font-face style:name="StarSymbol" svg:font-family="StarSymbol" style:font-family-generic="system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Helvetica" svg:font-family="Helvetica, Arial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808080" draw:stroke-linejoin="miter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 fo:hyphenation-ladder-count="no-limit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style:font-name="Arial" fo:font-family="Arial" style:font-family-generic="swiss" style:font-pitch="variable" fo:font-size="11pt" style:font-size-asian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UrbanTitle" style:family="paragraph" style:parent-style-name="Standard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2" fo:hyphenation-push-char-count="2"/>
    </style:style>
    <style:style style:name="UrbanTitle2" style:family="paragraph" style:parent-style-name="UrbanTitle">
      <style:paragraph-properties fo:text-align="start" style:justify-single-word="false" fo:hyphenation-ladder-count="no-limit"/>
      <style:text-properties fo:font-size="12pt" style:font-size-asian="12pt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UrbanBody" style:family="paragraph" style:parent-style-name="UrbanTitle3">
      <style:paragraph-properties fo:hyphenation-ladder-count="no-limit"/>
      <style:text-properties fo:font-size="11pt" fo:font-weight="normal" style:font-size-asian="11pt" style:font-weight-asian="normal" fo:hyphenate="false" fo:hyphenation-remain-char-count="2" fo:hyphenation-push-char-count="2"/>
    </style:style>
    <style:style style:name="UrbanTitle3" style:family="paragraph" style:parent-style-name="UrbanTitle">
      <style:paragraph-properties fo:text-align="start" style:justify-single-word="false" fo:hyphenation-ladder-count="no-limit"/>
      <style:text-properties fo:font-size="12pt" style:text-underline-style="none" style:font-size-asian="12pt" fo:hyphenate="false" fo:hyphenation-remain-char-count="2" fo:hyphenation-push-char-count="2"/>
    </style:style>
    <style:style style:name="UrbanTable" style:family="paragraph" style:parent-style-name="Text_20_body">
      <style:paragraph-properties fo:hyphenation-ladder-count="no-limit"/>
      <style:text-properties style:font-name="Times New Roman" fo:font-family="'Times New Roman'" style:font-family-generic="roman" style:font-pitch="variable" fo:font-size="11pt" style:font-size-asian="11pt" fo:hyphenate="false" fo:hyphenation-remain-char-count="2" fo:hyphenation-push-char-count="2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2" style:font-family-complex="Mangal" style:font-family-generic-complex="roman" style:font-pitch-complex="variable" style:font-size-complex="8pt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re5" style:family="paragraph">
      <style:paragraph-properties fo:orphans="2" fo:widows="2" fo:hyphenation-ladder-count="no-limit" style:text-autospace="none" style:punctuation-wrap="simple" style:vertical-align="baseline"/>
      <style:text-properties fo:color="#000000" style:font-name="Helvetica" fo:font-family="Helvetica, Arial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e" style:family="paragraph">
      <style:paragraph-properties fo:text-align="justify" style:justify-single-word="false" fo:orphans="2" fo:widows="2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 style:text-autospace="ideograph-alpha"/>
      <style:text-properties style:font-name="Times New Roman" fo:font-family="'Times New Roman'" style:font-family-generic="roman" style:font-pitch="variable" fo:language="fr" fo:country="BE" style:font-name-complex="Times New Roman" style:font-family-complex="'Times New Roman'" style:font-family-generic-complex="roman" style:font-pitch-complex="variabl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10pt" style:font-name-asian="OpenSymbol" style:font-family-asian="OpenSymbol" style:font-family-generic-asian="system" style:font-pitch-asian="variable" style:font-size-asian="10pt" style:font-name-complex="OpenSymbol" style:font-family-complex="OpenSymbol" style:font-family-generic-complex="system" style:font-pitch-complex="variable" style:font-size-complex="10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Mangal2" style:font-family-complex="Mangal" style:font-family-generic-complex="roman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00Z</meta:creation-date>
    <dc:date>2018-06-13T15:34:16.212238421</dc:date>
    <meta:print-date>2016-09-29T08:58:00Z</meta:print-date>
    <meta:editing-cycles>135</meta:editing-cycles>
    <meta:editing-duration>PT2H15M32S</meta:editing-duration>
    <dc:creator>bleybaert</dc:creator>
    <meta:document-statistic meta:table-count="0" meta:image-count="0" meta:object-count="0" meta:page-count="1" meta:paragraph-count="22" meta:word-count="178" meta:character-count="1411" meta:non-whitespace-character-count="12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paquay/AppData/Local/Temp/rwoawglx-urb-recepisse.odt/Normal"/>
  </office:meta>
</office:document-meta>
</file>